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3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4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7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8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0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1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2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3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4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6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7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38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39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0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1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4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5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6" style:family="paragraph" style:parent-style-name="Text_20_body">
      <style:paragraph-properties fo:text-align="justify" style:justify-single-word="false"/>
      <style:text-properties officeooo:paragraph-rsid="00ecf804"/>
    </style:style>
    <style:style style:name="P47" style:family="paragraph" style:parent-style-name="Text_20_body">
      <style:text-properties officeooo:paragraph-rsid="00f2a0eb"/>
    </style:style>
    <style:style style:name="P48" style:family="paragraph" style:parent-style-name="Text_20_body">
      <style:text-properties officeooo:paragraph-rsid="00f43cfc"/>
    </style:style>
    <style:style style:name="P49" style:family="paragraph" style:parent-style-name="Text_20_body">
      <style:text-properties officeooo:rsid="00f43cfc" officeooo:paragraph-rsid="00f51e4e"/>
    </style:style>
    <style:style style:name="P50" style:family="paragraph" style:parent-style-name="Text_20_body">
      <style:text-properties officeooo:rsid="00f51e4e" officeooo:paragraph-rsid="00f51e4e"/>
    </style:style>
    <style:style style:name="P51" style:family="paragraph" style:parent-style-name="Text_20_body">
      <style:text-properties officeooo:rsid="00f6d416" officeooo:paragraph-rsid="00f7f836"/>
    </style:style>
    <style:style style:name="P52" style:family="paragraph" style:parent-style-name="Text_20_body">
      <style:text-properties officeooo:rsid="00f6d416" officeooo:paragraph-rsid="00f8f09d"/>
    </style:style>
    <style:style style:name="P53" style:family="paragraph" style:parent-style-name="Text_20_body">
      <style:text-properties officeooo:rsid="00f8f09d" officeooo:paragraph-rsid="00fb7d9a"/>
    </style:style>
    <style:style style:name="P54" style:family="paragraph" style:parent-style-name="Text_20_body">
      <style:text-properties officeooo:rsid="00fb7d9a" officeooo:paragraph-rsid="00fdd69f"/>
    </style:style>
    <style:style style:name="P55" style:family="paragraph" style:parent-style-name="Text_20_body">
      <style:text-properties officeooo:paragraph-rsid="00fe9dcb"/>
    </style:style>
    <style:style style:name="P56" style:family="paragraph" style:parent-style-name="Text_20_body">
      <style:text-properties officeooo:paragraph-rsid="00ff7825"/>
    </style:style>
    <style:style style:name="P57" style:family="paragraph" style:parent-style-name="Text_20_body">
      <style:text-properties officeooo:rsid="00ff7825" officeooo:paragraph-rsid="0100308e"/>
    </style:style>
    <style:style style:name="P58" style:family="paragraph" style:parent-style-name="Text_20_body">
      <style:text-properties officeooo:rsid="00ff7825" officeooo:paragraph-rsid="0101d275"/>
    </style:style>
    <style:style style:name="P59" style:family="paragraph" style:parent-style-name="Text_20_body">
      <style:text-properties officeooo:paragraph-rsid="01025f30"/>
    </style:style>
    <style:style style:name="P60" style:family="paragraph" style:parent-style-name="Text_20_body">
      <style:text-properties officeooo:paragraph-rsid="010357ab"/>
    </style:style>
    <style:style style:name="P61" style:family="paragraph" style:parent-style-name="Text_20_body">
      <style:text-properties officeooo:paragraph-rsid="0105e25c"/>
    </style:style>
    <style:style style:name="P62" style:family="paragraph" style:parent-style-name="Text_20_body">
      <style:text-properties officeooo:rsid="01048fec" officeooo:paragraph-rsid="010622ff"/>
    </style:style>
    <style:style style:name="P63" style:family="paragraph" style:parent-style-name="Text_20_body">
      <style:text-properties officeooo:rsid="01048fec" officeooo:paragraph-rsid="0107dea1"/>
    </style:style>
    <style:style style:name="P64" style:family="paragraph" style:parent-style-name="Text_20_body">
      <style:text-properties officeooo:rsid="01048fec" officeooo:paragraph-rsid="01099410"/>
    </style:style>
    <style:style style:name="P65" style:family="paragraph" style:parent-style-name="Text_20_body">
      <style:text-properties officeooo:rsid="01048fec" officeooo:paragraph-rsid="010b7255"/>
    </style:style>
    <style:style style:name="P66" style:family="paragraph" style:parent-style-name="Text_20_body">
      <style:text-properties officeooo:rsid="01048fec" officeooo:paragraph-rsid="010c2e2a"/>
    </style:style>
    <style:style style:name="P67" style:family="paragraph" style:parent-style-name="Text_20_body">
      <style:text-properties officeooo:rsid="01048fec" officeooo:paragraph-rsid="010cf1e0"/>
    </style:style>
    <style:style style:name="P68" style:family="paragraph" style:parent-style-name="Heading_20_1">
      <style:paragraph-properties fo:margin-top="0cm" fo:margin-bottom="0cm" loext:contextual-spacing="false"/>
    </style:style>
    <style:style style:name="P69" style:family="paragraph" style:parent-style-name="Text_20_body">
      <style:text-properties officeooo:rsid="010cf1e0" officeooo:paragraph-rsid="010d6036"/>
    </style:style>
    <style:style style:name="P70" style:family="paragraph" style:parent-style-name="Text_20_body">
      <style:text-properties officeooo:paragraph-rsid="010d6036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ec18a"/>
    </style:style>
    <style:style style:name="T20" style:family="text">
      <style:text-properties officeooo:rsid="00d06560"/>
    </style:style>
    <style:style style:name="T21" style:family="text">
      <style:text-properties officeooo:rsid="00d1021b"/>
    </style:style>
    <style:style style:name="T22" style:family="text">
      <style:text-properties officeooo:rsid="00d5d7f0"/>
    </style:style>
    <style:style style:name="T23" style:family="text">
      <style:text-properties officeooo:rsid="00dfbb96"/>
    </style:style>
    <style:style style:name="T24" style:family="text">
      <style:text-properties officeooo:rsid="00e3ddb4"/>
    </style:style>
    <style:style style:name="T25" style:family="text">
      <style:text-properties officeooo:rsid="00e78caa"/>
    </style:style>
    <style:style style:name="T26" style:family="text">
      <style:text-properties officeooo:rsid="00ecf804"/>
    </style:style>
    <style:style style:name="T27" style:family="text">
      <style:text-properties officeooo:rsid="00ed2c01"/>
    </style:style>
    <style:style style:name="T28" style:family="text">
      <style:text-properties officeooo:rsid="00f06fa4"/>
    </style:style>
    <style:style style:name="T29" style:family="text">
      <style:text-properties officeooo:rsid="00f2a0eb"/>
    </style:style>
    <style:style style:name="T30" style:family="text">
      <style:text-properties officeooo:rsid="00f43cfc"/>
    </style:style>
    <style:style style:name="T31" style:family="text">
      <style:text-properties officeooo:rsid="00f5c9f5"/>
    </style:style>
    <style:style style:name="T32" style:family="text">
      <style:text-properties officeooo:rsid="00f8f09d"/>
    </style:style>
    <style:style style:name="T33" style:family="text">
      <style:text-properties officeooo:rsid="00fdd69f"/>
    </style:style>
    <style:style style:name="T34" style:family="text">
      <style:text-properties officeooo:rsid="00fe9dcb"/>
    </style:style>
    <style:style style:name="T35" style:family="text">
      <style:text-properties officeooo:rsid="0101d275"/>
    </style:style>
    <style:style style:name="T36" style:family="text">
      <style:text-properties officeooo:rsid="01025f30"/>
    </style:style>
    <style:style style:name="T37" style:family="text">
      <style:text-properties officeooo:rsid="010357ab"/>
    </style:style>
    <style:style style:name="T38" style:family="text">
      <style:text-properties officeooo:rsid="01048fec"/>
    </style:style>
    <style:style style:name="T39" style:family="text">
      <style:text-properties officeooo:rsid="010622ff"/>
    </style:style>
    <style:style style:name="T40" style:family="text">
      <style:text-properties officeooo:rsid="01064a26"/>
    </style:style>
    <style:style style:name="T41" style:family="text">
      <style:text-properties officeooo:rsid="010900be"/>
    </style:style>
    <style:style style:name="T42" style:family="text">
      <style:text-properties officeooo:rsid="010cf1e0"/>
    </style:style>
    <style:style style:name="T43" style:family="text">
      <style:text-properties officeooo:rsid="010d60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8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70"><text:span text:style-name="T42">01.09.2020 - Updated the manual to Bforartists 2 version 2.5.0</text:span></text:p>
      <text:p text:style-name="P69">31.08.2020 - Cleanup and spell checking.</text:p>
      <text:p text:style-name="P67">28.08.2020 - Improved chapter 7.3.6 Editors - 3D View - Sidebar - Tool Tab - Mesh - Sculpt Mode</text:p>
      <text:p text:style-name="P66">27.08.2020 - Updated the manual to Bforartists 2 version 2.5.0</text:p>
      <text:p text:style-name="P65">24.08.2020 - Added chapters 13 around video editing</text:p>
      <text:p text:style-name="P64">17.08.2020 - Added chapter 25.10.6<text:span text:style-name="T41"> + 25.10.7 + <text:s/>25.10.8</text:span></text:p>
      <text:p text:style-name="P63">1<text:span text:style-name="T39">3</text:span>.08.2020 - Added chapter 25.10.<text:span text:style-name="T39">4 + <text:s/></text:span>25.10.<text:span text:style-name="T40">5</text:span></text:p>
      <text:p text:style-name="P62">11.08.2020 - Added chapter 25.10.3</text:p>
      <text:p text:style-name="P61"><text:span text:style-name="T38">10.</text:span>08.2020 - <text:span text:style-name="T36">Added chapter 25.10.2</text:span></text:p>
      <text:p text:style-name="P60">0<text:span text:style-name="T37">8</text:span>.08.2020 - <text:span text:style-name="T36">Added chapter 25.10 <text:s/>and 25.10.1</text:span></text:p>
      <text:p text:style-name="P60">0<text:span text:style-name="T36">7</text:span>.08.2020 - <text:span text:style-name="T36">Added chapters around 25.9, Particles tab</text:span></text:p>
      <text:p text:style-name="P59">04.08.2020 - Update<text:span text:style-name="T35">d</text:span> manual to Bforartists 2.4.0</text:p>
      <text:p text:style-name="P58">30.07.2020 - Added chapter 25.14 Editors - Properties Editor - Texture Tab.pdf</text:p>
      <text:p text:style-name="P57">29.07.2020 - Added chapter 25.13 Editors - Properties Editor - Materials Tab.pdf</text:p>
      <text:p text:style-name="P56">2<text:span text:style-name="T34">8</text:span>.07.2020 - UV Editor <text:span text:style-name="T33">, added chapters 25.12 around the object data tab</text:span></text:p>
      <text:p text:style-name="P55">22.07.2020 - UV Editor <text:span text:style-name="T33">, added documentation for</text:span> U<text:span text:style-name="T33">DIM</text:span></text:p>
      <text:p text:style-name="P54">18.07.2020 - Small additions and corrections. Added chapter 25.12 and 7.3.15</text:p>
      <text:p text:style-name="P53">14.07.2020 - Updated the manual to the latest changes of Bforartists 2.3.0</text:p>
      <text:p text:style-name="P52"><text:span text:style-name="T32">12.07.2020 - </text:span>Added chapter 25.8.<text:span text:style-name="T32">4 and 25.8.5</text:span></text:p>
      <text:p text:style-name="P52">09.07.2020 – Added chapter 25.8.3</text:p>
      <text:p text:style-name="P51">06.07.2020 – Added chapter 25.8.1 and 25.8.2</text:p>
      <text:p text:style-name="P50">03.07.2020 - Added chapter 25.8 Editors - Properties Editor - <text:s/>Modifiers Tab.odt<text:span text:style-name="T31">, Update chapter 7.2.2</text:span></text:p>
      <text:p text:style-name="P49">01.07.2020 - Added chapter 25.11 Editors - Properties Editor - Object Constraints Tab</text:p>
      <text:p text:style-name="P48"><text:span text:style-name="T30">30</text:span>.06.2020 - <text:span text:style-name="T29">Updated chapter 25.7</text:span></text:p>
      <text:p text:style-name="P47">2<text:span text:style-name="T28">9</text:span>.06.2020 - Update<text:span text:style-name="T27">d</text:span> <text:span text:style-name="T28">chapters 12, 20 and 25.4, added chapter 25.5</text:span></text:p>
      <text:p text:style-name="Text_20_body">28.06.2020 - Update<text:span text:style-name="T27">d</text:span> the manual to the changes of Bforartists<text:span text:style-name="T27">, splitted chapter 5 into sub chapters, added chapter 25.6 Editors - Properties Editor - World Tab</text:span></text:p>
      <text:p text:style-name="P46"><text:span text:style-name="T26">25.06.2020 - Added</text:span> chapter 25.3 Editors - Properties Editor - Output Tab</text:p>
      <text:p text:style-name="P45">21.06.2020 - Added chapters 19 around NLA editor</text:p>
      <text:p text:style-name="P44"><text:soft-page-break/>17.06.2020 - Added chapters 7.0.x around the 3D view context menus</text:p>
      <text:p text:style-name="P43">12.06.2020 - Updated chapter 36 Standard Keymap</text:p>
      <text:p text:style-name="P42">10.06.2020 - Updated chapter 33 Glossary</text:p>
      <text:p text:style-name="P41">09.06.2020 - Reordered some chapters<text:span text:style-name="T25">, added some missing information</text:span></text:p>
      <text:p text:style-name="P40">09.06.2020 - Removed lots of "Here you can" phrases</text:p>
      <text:p text:style-name="P39">07.06.2020 - Added chapters 18 around Drivers Editor</text:p>
      <text:p text:style-name="P38">29.05<text:span text:style-name="T24">.2020</text:span> - Manual update for upcoming Bforartists 2.1.0 version</text:p>
      <text:p text:style-name="P35">2<text:span text:style-name="T23">8</text:span>.05.2020 - Manual update for upcoming Bforartists 2.1.0 version</text:p>
      <text:p text:style-name="P34">01.06.2020 - Added chapters 17 around Graph Editor</text:p>
      <text:p text:style-name="P34">2<text:span text:style-name="T23">8</text:span>.05.2020 - Manual update for upcoming Bforartists 2.1.0 version</text:p>
      <text:p text:style-name="P37">25.05.2020 - Added chapters 16 around the Timeline</text:p>
      <text:p text:style-name="P37">23.05.2020 - Updated chapters to new sculpting feature Draw Face Sets</text:p>
      <text:p text:style-name="P36">22.05.2020 - Updated chapter 2 Keymap</text:p>
      <text:p text:style-name="P33">20.05.2020 - Manual update for upcoming Bforartists 2.1.0 version, changed order of chapters in chapter 8 and 9.</text:p>
      <text:p text:style-name="P32">16.05.2020 - Added chapters 15 around the dope sheet editor</text:p>
      <text:p text:style-name="P31">09.05.2020 - Added chapters 14 around the movie clip editor.</text:p>
      <text:p text:style-name="P30">28.04.2020 - Added chapter 37 - How to use the Manual</text:p>
      <text:p text:style-name="P29">18.04.2020 - Updated the manual for Bforartists 2 gold</text:p>
      <text:p text:style-name="P28">1<text:span text:style-name="T22">6</text:span>.04.2020 - Updated the manual for Bforartists <text:span text:style-name="T22">2 </text:span>Release Candidate</text:p>
      <text:p text:style-name="P28">02.04.2020 - Added chapters 11 around the compositor editor</text:p>
      <text:p text:style-name="P27">20.03.2020 - Added chapters 10 around the shader editor.</text:p>
      <text:p text:style-name="P26">17.03.2020 - Updated the manual to Bforartists 2 Beta 0.9.1</text:p>
      <text:p text:style-name="P25">21.02.2020 - <text:span text:style-name="T20">Small changes at</text:span> chapter 2, 7.1.5, <text:span text:style-name="T20">7.1.14, 7</text:span>.3.11 and 22<text:span text:style-name="T21">, rework at chapters 7.3.6 to 7.3.15</text:span></text:p>
      <text:p text:style-name="P24">20.02.2020 - Update<text:span text:style-name="T19">d</text:span> chapter 8.3.1<text:span text:style-name="T19"> and 7.3.11</text:span></text:p>
      <text:p text:style-name="P23">19.02.2020 - Updated the manual to the latest changes for the Bforartists 2 Alpha 0.9.0 release</text:p>
      <text:p text:style-name="P22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1">04.02.2020 - added chapter 10 Editors - Shader Editor.pdf</text:p>
      <text:p text:style-name="P20">01.02.2020 - moved the chapters properties - tools tab to 3d view - tools tab</text:p>
      <text:p text:style-name="P19"><text:soft-page-break/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29.12.2019 - updated chapter 1 Installing Bforartists.pdf</text:p>
      <text:p text:style-name="P16"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<text:soft-page-break/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<text:soft-page-break/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<text:soft-page-break/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46M35S</meta:editing-duration>
    <meta:editing-cycles>243</meta:editing-cycles>
    <meta:generator>LibreOffice/6.3.6.2$Windows_X86_64 LibreOffice_project/2196df99b074d8a661f4036fca8fa0cbfa33a497</meta:generator>
    <dc:date>2020-09-01T09:38:27.959000000</dc:date>
    <meta:document-statistic meta:table-count="1" meta:image-count="0" meta:object-count="0" meta:page-count="6" meta:paragraph-count="154" meta:word-count="2249" meta:character-count="12780" meta:non-whitespace-character-count="10669"/>
    <meta:template xlink:type="simple" xlink:actuate="onRequest" xlink:title="standard1cm" xlink:href="../../../../AppData/Roaming/LibreOffice/4/user/template/standard1cm.ott" meta:date="2016-03-28T18:47:57.125000000"/>
  </office:meta>
</office:document-meta>
</file>